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aultTransportRequest.setFallbackRequest( DefaultTransportRequest fallbackRequ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stenableConnectCallback.ListenableConnectCallback( WebSocketHandler handler , org . springframework . util . concurrent . SettableListenableFuture &lt; WebSocketSession &gt; futur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mpletableConnectCallback.handleFailure( @ Nullable Throwable ex , boolean isTimeoutFailure )</text:p>
          </table:table-cell>
          <table:table-cell office:value-type="float" office:value="8">
            <text:p text:style-name="Table_20_Contents">8</text:p>
          </table:table-cell>
          <table:table-cell office:value-type="float" office:value="2">
            <text:p text:style-name="Table_20_Contents">2</text:p>
          </table:table-cell>
          <table:table-cell office:value-type="float" office:value="33">
            <text:p text:style-name="Table_20_Contents">33</text:p>
          </table:table-cell>
        </table:table-row>
        <table:table-row>
          <table:table-cell office:value-type="string">
            <text:p text:style-name="Table_20_Contents">DefaultTransportRequest.getUs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letableConnectCallback.ru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stenableConnectCallback.onFailure( Throwable 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stenableConnectCallback.ru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TransportRequest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TransportRequest.getHandshakeHead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TransportRequest.connect( WebSocketHandler handler , CompletableFuture &lt; WebSocketSession &gt; futur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efaultTransportRequest.setTimeoutValue( long timeout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TransportRequest.getMessageCode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TransportRequest.addTimeoutTask( Runnable runnab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TransportRequest.setTimeoutScheduler( TaskScheduler schedu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stenableConnectCallback.onSuccess( @ Nullable WebSocketSession session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efaultTransportRequest.getTransportUr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TransportRequest.getHttpRequestHead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letableConnectCallback.CompletableConnectCallback( WebSocketHandler handler , CompletableFuture &lt; WebSocketSession &gt; futur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faultTransportRequest.setUser( Principal us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stenableConnectCallback.handleFailure( @ Nullable Throwable ex , boolean isTimeoutFailure )</text:p>
          </table:table-cell>
          <table:table-cell office:value-type="float" office:value="8">
            <text:p text:style-name="Table_20_Contents">8</text:p>
          </table:table-cell>
          <table:table-cell office:value-type="float" office:value="2">
            <text:p text:style-name="Table_20_Contents">2</text:p>
          </table:table-cell>
          <table:table-cell office:value-type="float" office:value="33">
            <text:p text:style-name="Table_20_Contents">33</text:p>
          </table:table-cell>
        </table:table-row>
        <table:table-row>
          <table:table-cell office:value-type="string">
            <text:p text:style-name="Table_20_Contents">CompletableConnectCallback.accept( @ Nullable WebSocketSession session , @ Nullable Throwable throwabl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DefaultTransportRequest.getSockJsUrlInf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TransportRequest.connect( WebSocketHandler handler , org . springframework . util . concurrent . SettableListenableFuture &lt; WebSocketSession &gt; futur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efaultTransportRequest.scheduleConnectTimeoutTask( ListenableConnectCallback connectHandler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DefaultTransportRequest.DefaultTransportRequest( SockJsUrlInfo sockJsUrlInfo , @ Nullable HttpHeaders handshakeHeaders , @ Nullable HttpHeaders httpRequestHeaders , Transport transport , TransportType serverTransportType , SockJsMessageCodec codec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DefaultTransportRequest.scheduleConnectTimeoutTask( CompletableConnectCallback connectHandler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